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V2<text:tab/>Setup using UNO</text:p>
      <text:p text:style-name="P1"/>
      <text:p text:style-name="P1">Step 1 get both original programming pcbs loaded with Atmega 328’s running </text:p>
      <text:p text:style-name="P1"/>
      <text:p text:style-name="P1">Programmer_pcb_328_V1.10_Q and T which can be found under</text:p>
      <text:p text:style-name="P1"/>
      <text:p text:style-name="P1">ATMEGA_project_work_BKP_30_Sept_2022\I2C_apps_project_V9\Programmers\5_Programmer_pcb_328_V1.1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7-22T17:48:54.006000000</dc:date>
    <meta:editing-duration>P0D</meta:editing-duration>
    <meta:editing-cycles>1</meta:editing-cycles>
    <meta:document-statistic meta:table-count="0" meta:image-count="0" meta:object-count="0" meta:page-count="1" meta:paragraph-count="4" meta:word-count="25" meta:character-count="255" meta:non-whitespace-character-count="233"/>
  </office:meta>
</office:document-meta>
</file>